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M Mono 12" svg:font-family="'LM Mono 12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42a408" officeooo:paragraph-rsid="0042a40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officeooo:rsid="0042a408" officeooo:paragraph-rsid="0042a408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2371a" officeooo:paragraph-rsid="0042a408" style:font-size-asian="14pt" style:font-size-complex="14pt"/>
    </style:style>
    <style:style style:name="P4" style:family="paragraph" style:parent-style-name="Standard">
      <style:text-properties fo:font-size="14pt" fo:font-weight="normal" officeooo:rsid="0029e90b" officeooo:paragraph-rsid="00452d4f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29e90b" officeooo:paragraph-rsid="0045f2fb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495017" officeooo:paragraph-rsid="00495017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bold" officeooo:rsid="0017c1d2" officeooo:paragraph-rsid="0042f5c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495017" officeooo:paragraph-rsid="0049501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74c3a" officeooo:paragraph-rsid="00150a6e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42a408" officeooo:paragraph-rsid="0042a408" style:font-weight-asian="bold" style:font-weight-complex="bold"/>
    </style:style>
    <style:style style:name="P11" style:family="paragraph" style:parent-style-name="Standard">
      <style:text-properties fo:font-weight="bold" officeooo:paragraph-rsid="00452d4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3e4a45" officeooo:paragraph-rsid="0042a408"/>
    </style:style>
    <style:style style:name="P13" style:family="paragraph" style:parent-style-name="Standard">
      <style:text-properties style:font-name="LM Mono 12" fo:font-size="14pt" fo:font-weight="bold" officeooo:rsid="00495017" officeooo:paragraph-rsid="00495017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M Mono 12" fo:font-size="10pt" fo:font-weight="bold" officeooo:rsid="0017c1d2" officeooo:paragraph-rsid="0042f5c3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M Mono 12" fo:font-size="10pt" fo:font-weight="normal" officeooo:rsid="002d3f41" officeooo:paragraph-rsid="00452d4f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M Mono 12" fo:font-size="10pt" fo:font-weight="normal" officeooo:rsid="00495017" officeooo:paragraph-rsid="00495017" style:font-size-asian="10pt" style:font-weight-asian="normal" style:font-size-complex="10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2371a" style:font-size-asian="14pt" style:font-size-complex="14pt"/>
    </style:style>
    <style:style style:name="T3" style:family="text">
      <style:text-properties fo:font-size="14pt" officeooo:rsid="0042a408" style:font-size-asian="14pt" style:font-size-complex="14pt"/>
    </style:style>
    <style:style style:name="T4" style:family="text">
      <style:text-properties fo:font-size="14pt" officeooo:rsid="002be7c1" style:font-size-asian="14pt" style:font-size-complex="14pt"/>
    </style:style>
    <style:style style:name="T5" style:family="text">
      <style:text-properties fo:font-size="14pt" officeooo:rsid="0029e90b" style:font-size-asian="14pt" style:font-size-complex="14pt"/>
    </style:style>
    <style:style style:name="T6" style:family="text">
      <style:text-properties fo:font-size="14pt" officeooo:rsid="004af977" style:font-size-asian="14pt" style:font-size-complex="14pt"/>
    </style:style>
    <style:style style:name="T7" style:family="text">
      <style:text-properties fo:font-size="14pt" fo:font-weight="bold" officeooo:rsid="0002371a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weight="normal" officeooo:rsid="00255a13" style:font-weight-asian="normal" style:font-weight-complex="normal"/>
    </style:style>
    <style:style style:name="T10" style:family="text">
      <style:text-properties fo:font-weight="normal" officeooo:rsid="0042f5c3" style:font-weight-asian="normal" style:font-weight-complex="normal"/>
    </style:style>
    <style:style style:name="T11" style:family="text">
      <style:text-properties fo:font-weight="normal" officeooo:rsid="004352a1" style:font-weight-asian="normal" style:font-weight-complex="normal"/>
    </style:style>
    <style:style style:name="T12" style:family="text">
      <style:text-properties officeooo:rsid="002d8def"/>
    </style:style>
    <style:style style:name="T13" style:family="text">
      <style:text-properties officeooo:rsid="002d3f41"/>
    </style:style>
    <style:style style:name="T14" style:family="text">
      <style:text-properties officeooo:rsid="00452d4f"/>
    </style:style>
    <style:style style:name="T15" style:family="text">
      <style:text-properties officeooo:rsid="00255a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">Конфигурация:</text:span><text:span text:style-name="T2"> </text:span><text:span text:style-name="T3">участникам дается ск</text:span><text:span text:style-name="T6">о</text:span><text:span text:style-name="T3">мпилированный под linux бинарный файл.</text:span></text:p>
      <text:p text:style-name="P2"/>
      <text:p text:style-name="P1"><text:span text:style-name="T1">Задача:</text:span><text:span text:style-name="T8"> <text:s/>получить из бинарника зашифрованную строку, содержащую ключ.</text:span></text:p>
      <text:p text:style-name="P3"/>
      <text:p text:style-name="P1"><text:span text:style-name="T2">Р</text:span><text:span text:style-name="T1">азвёртывание:</text:span></text:p>
      <text:p text:style-name="P1"><text:span text:style-name="T1"/></text:p>
      <text:p text:style-name="P12">1. В тексте скрипта encryptor.py установить значения переменных SECRETFLAG и PINCODE. Они должны принять значения зашифрованного текста и вводимого PIN-кода. <text:s text:c="210"/></text:p>
      <text:p text:style-name="P12"><text:s text:c="254"/></text:p>
      <text:p text:style-name="P12">2. Запустить скрипт следующим образом: <text:s text:c="215"/></text:p>
      <text:p text:style-name="P12"><text:s text:c="254"/></text:p>
      <text:p text:style-name="P12">$ python3 encryptor.py &gt; py_gen.h <text:s text:c="220"/></text:p>
      <text:p text:style-name="P12"><text:s text:c="254"/></text:p>
      <text:p text:style-name="P12">3. Откомпилировать программу: <text:s text:c="224"/></text:p>
      <text:p text:style-name="P12"><text:s text:c="254"/></text:p>
      <text:p text:style-name="P12">$ gcc 1.c -o pmanager <text:s text:c="232"/></text:p>
      <text:p text:style-name="P12"><text:s text:c="254"/></text:p>
      <text:p text:style-name="P12">Если нужно облегчить реверс, то можно включить отладочную информацию: <text:s text:c="184"/></text:p>
      <text:p text:style-name="P12"><text:s text:c="254"/></text:p>
      <text:p text:style-name="P12">$ gcc -g 1.c -o pmanager <text:s text:c="229"/></text:p>
      <text:p text:style-name="P12"><text:s text:c="254"/></text:p>
      <text:p text:style-name="P12">4. Бинарник готов.</text:p>
      <text:p text:style-name="P12"/>
      <text:p text:style-name="P7">Решение: </text:p>
      <text:p text:style-name="P7"><text:span text:style-name="T9">Применить брутфорс функции decrypt. Для этого нужно запустить программу под отладчиком и перебрать все значения двухбайтного PIN-кода.</text:span></text:p>
      <text:p text:style-name="P7"><text:span text:style-name="T9"/></text:p>
      <text:p text:style-name="P7"><text:span text:style-name="T9">Пример gdb-скрипта, осуществляющего вышеописанное:</text:span></text:p>
      <text:p text:style-name="P14"><text:span text:style-name="T9">set pagination off</text:span></text:p>
      <text:p text:style-name="P14"><text:span text:style-name="T9">define myMacro</text:span></text:p>
      <text:p text:style-name="P14"><text:span text:style-name="T9"><text:s text:c="4"/>break 117</text:span></text:p>
      <text:p text:style-name="P14"><text:span text:style-name="T9"><text:s text:c="4"/>commands</text:span></text:p>
      <text:p text:style-name="P14"><text:span text:style-name="T9"><text:s text:c="8"/>silent</text:span></text:p>
      <text:p text:style-name="P14"><text:span text:style-name="T9"><text:s text:c="4"/>end</text:span></text:p>
      <text:p text:style-name="P14"><text:span text:style-name="T9"><text:s text:c="4"/>run</text:span></text:p>
      <text:p text:style-name="P14"><text:span text:style-name="T9"><text:s text:c="4"/>set $i = 0</text:span></text:p>
      <text:p text:style-name="P14"><text:span text:style-name="T9"><text:s text:c="4"/>while ($i &lt; 0xFFFF )</text:span></text:p>
      <text:p text:style-name="P14"><text:span text:style-name="T9"><text:s text:c="8"/>printf "Trying PIN: <text:s/>%02X \n", $i</text:span></text:p>
      <text:p text:style-name="P14"><text:span text:style-name="T9"><text:s text:c="8"/>set $ret = (int) decrypt(SFLAG, DECRYPTED, sizeof (SFLAG), $i)</text:span></text:p>
      <text:p text:style-name="P14"><text:span text:style-name="T9"><text:s text:c="8"/>if $ret == 0</text:span></text:p>
      <text:p text:style-name="P14"><text:span text:style-name="T9"><text:s text:c="12"/>printf "Success!!\n %s", DECRYPTED</text:span></text:p>
      <text:p text:style-name="P14"><text:span text:style-name="T9"><text:s text:c="12"/>quit</text:span></text:p>
      <text:p text:style-name="P14"><text:span text:style-name="T9"><text:s text:c="8"/>end</text:span></text:p>
      <text:p text:style-name="P14"><text:span text:style-name="T9"><text:s text:c="8"/>set $i = $i + 1</text:span></text:p>
      <text:p text:style-name="P14"><text:span text:style-name="T9"><text:s text:c="4"/>end</text:span></text:p>
      <text:p text:style-name="P14"><text:span text:style-name="T9">end</text:span></text:p>
      <text:p text:style-name="P14"><text:span text:style-name="T9">myMacro</text:span></text:p>
      <text:p text:style-name="P7"><text:soft-page-break/><text:span text:style-name="T9"/></text:p>
      <text:p text:style-name="P7"><text:span text:style-name="T9"/></text:p>
      <text:p text:style-name="P7"><text:span text:style-name="T9">Запуск:</text:span></text:p>
      <text:p text:style-name="P14"><text:span text:style-name="T9">$ gdb -q -x cmd.gdb pmanager</text:span></text:p>
      <text:p text:style-name="P14"><text:span text:style-name="T9">Reading symbols from pmanager...done.</text:span></text:p>
      <text:p text:style-name="P14"><text:span text:style-name="T9">Breakpoint 1 at 0x1487: file 1.c, line 117.</text:span></text:p>
      <text:p text:style-name="P14"><text:span text:style-name="T9">Enter PIN-CODE:</text:span></text:p>
      <text:p text:style-name="P14"><text:span text:style-name="T9">asdf</text:span></text:p>
      <text:p text:style-name="P14"><text:span text:style-name="T9">Decrypting</text:span></text:p>
      <text:p text:style-name="P14"><text:span text:style-name="T9">+++++Trying PIN: <text:s/>00 </text:span></text:p>
      <text:p text:style-name="P14"><text:span text:style-name="T9">Trying PIN: <text:s/>01 </text:span></text:p>
      <text:p text:style-name="P14"><text:span text:style-name="T9">Trying PIN: <text:s/>02 </text:span></text:p>
      <text:p text:style-name="P14"><text:span text:style-name="T9">......</text:span></text:p>
      <text:p text:style-name="P14"><text:span text:style-name="T9">Trying PIN: <text:s/>D8FC </text:span></text:p>
      <text:p text:style-name="P14"><text:span text:style-name="T9">Trying PIN: <text:s/>D8FD </text:span></text:p>
      <text:p text:style-name="P14"><text:span text:style-name="T9">Trying PIN: <text:s/>D8FE </text:span></text:p>
      <text:p text:style-name="P14"><text:span text:style-name="T9">Success!!</text:span></text:p>
      <text:p text:style-name="P14"><text:span text:style-name="T9"><text:s/>The next task password is: X0bbedx123&amp;^%B</text:span></text:p>
      <text:p text:style-name="P14"><text:span text:style-name="T9"/></text:p>
      <text:p text:style-name="P14"><text:span text:style-name="T9"/></text:p>
      <text:p text:style-name="P14"><text:span text:style-name="T9">A debugging session is active.</text:span></text:p>
      <text:p text:style-name="P14"><text:span text:style-name="T9"/></text:p>
      <text:p text:style-name="P14"><text:span text:style-name="T9"><text:tab/>Inferior 1 [process 21934] will be killed.</text:span></text:p>
      <text:p text:style-name="P14"><text:span text:style-name="T9"/></text:p>
      <text:p text:style-name="P14"><text:span text:style-name="T9">Quit anyway? (y or n) [answered Y; input not from terminal]</text:span></text:p>
      <text:p text:style-name="P7"><text:span text:style-name="T9"/></text:p>
      <text:p text:style-name="P7"><text:span text:style-name="T9">В случае, отстутствия отладочной информации, скрипт не сможет оперировать символьными именами. </text:span><text:span text:style-name="T10">​В этом случае, нужно оперировать адресами. </text:span><text:span text:style-name="T11">Вот пример такого скрипта:</text:span></text:p>
      <text:p text:style-name="P14"><text:span text:style-name="T9"/></text:p>
      <text:p text:style-name="P14"><text:span text:style-name="T9">set pagination off</text:span></text:p>
      <text:p text:style-name="P14"><text:span text:style-name="T9">define myMacro</text:span></text:p>
      <text:p text:style-name="P14"><text:span text:style-name="T9"><text:s text:c="4"/>b *0x401490</text:span></text:p>
      <text:p text:style-name="P14"><text:span text:style-name="T9"><text:s text:c="4"/>commands</text:span></text:p>
      <text:p text:style-name="P14"><text:span text:style-name="T9"><text:s text:c="8"/>silent</text:span></text:p>
      <text:p text:style-name="P14"><text:span text:style-name="T9"><text:s text:c="4"/>end</text:span></text:p>
      <text:p text:style-name="P14"><text:span text:style-name="T9"><text:s text:c="4"/>run</text:span></text:p>
      <text:p text:style-name="P14"><text:span text:style-name="T9"><text:s text:c="4"/>set $i = 0</text:span></text:p>
      <text:p text:style-name="P14"><text:span text:style-name="T9"><text:s text:c="4"/>while ($i &lt; 0xFFFF )</text:span></text:p>
      <text:p text:style-name="P14"><text:span text:style-name="T9"><text:s text:c="8"/>printf "Trying PIN: <text:s/>%02X \n", $i</text:span></text:p>
      <text:p text:style-name="P14"><text:span text:style-name="T9"><text:s text:c="8"/>set $ret = (int) 0x401364(0x404080, 0x4040e0, 0x2c, $i)</text:span></text:p>
      <text:p text:style-name="P14"><text:span text:style-name="T9"><text:s text:c="8"/>if $ret == 0</text:span></text:p>
      <text:p text:style-name="P14"><text:span text:style-name="T9"><text:s text:c="12"/>printf "Success!!\n %s", 0x4040e0</text:span></text:p>
      <text:p text:style-name="P14"><text:span text:style-name="T9"><text:s text:c="12"/>quit</text:span></text:p>
      <text:p text:style-name="P14"><text:span text:style-name="T9"><text:s text:c="8"/>end</text:span></text:p>
      <text:p text:style-name="P14"><text:span text:style-name="T9"><text:s text:c="8"/>set $i = $i + 1</text:span></text:p>
      <text:p text:style-name="P14"><text:span text:style-name="T9"><text:s text:c="4"/>end</text:span></text:p>
      <text:p text:style-name="P14"><text:span text:style-name="T9">end</text:span></text:p>
      <text:p text:style-name="P14"><text:span text:style-name="T9">myMacro</text:span></text:p>
      <text:p text:style-name="P7"><text:soft-page-break/><text:span text:style-name="T9"/></text:p>
      <text:p text:style-name="P11"><text:span text:style-name="T4">Необходимые тулзы</text:span><text:span text:style-name="T5">:</text:span></text:p>
      <text:p text:style-name="P5"><text:span text:style-name="T12">1</text:span>. <text:span text:style-name="T14">linux (debian, c установленным пакетом build-essential)</text:span></text:p>
      <text:p text:style-name="P4"><text:span text:style-name="T12">2</text:span>. <text:span text:style-name="T14">gdb</text:span></text:p>
      <text:p text:style-name="P4"><text:span text:style-name="T12">3</text:span>. <text:span text:style-name="T14">gcc</text:span></text:p>
      <text:p text:style-name="P4"><text:span text:style-name="T12">4</text:span>. <text:span text:style-name="T14">python c библиотекой pyfinite</text:span></text:p>
      <text:p text:style-name="P6">5. исходники программных средств:</text:p>
      <text:p text:style-name="P6"/>
      <text:p text:style-name="P8">encryptor.py</text:p>
      <text:p text:style-name="P15"><text:span text:style-name="T15">from pyfinite import ffield</text:span></text:p>
      <text:p text:style-name="P15">F = ffield.FField(16)</text:p>
      <text:p text:style-name="P15"/>
      <text:p text:style-name="P15">SECRETFLAG = "CTF{ahVai4uBFooch1Ey}\n\n\n"</text:p>
      <text:p text:style-name="P15">PINCODE =0xd8fe</text:p>
      <text:p text:style-name="P15">CRC <text:s text:c="4"/>=0x0000</text:p>
      <text:p text:style-name="P15"/>
      <text:p text:style-name="P15">def transform(x):</text:p>
      <text:p text:style-name="P15"><text:s text:c="4"/>y = F.Subtract( F.Divide( F.Add(F.Multiply(x, PINCODE), 5), 0xF30), PINCODE)</text:p>
      <text:p text:style-name="P15"><text:s text:c="4"/>return y</text:p>
      <text:p text:style-name="P15"/>
      <text:p text:style-name="P15">li = []</text:p>
      <text:p text:style-name="P15"/>
      <text:p text:style-name="P15">for i in range( 0, int(len(SECRETFLAG)), 2 ):</text:p>
      <text:p text:style-name="P15"><text:s text:c="4"/>#print ( SECRETFLAG[i], SECRETFLAG[i+1], " <text:s text:c="7"/>", <text:s/>hex(ord(SECRETFLAG[i])), hex(ord(SECRETFLAG[i+1])) <text:s/>)</text:p>
      <text:p text:style-name="P15"><text:s text:c="4"/>x = ord(SECRETFLAG[i]) | ( ord(SECRETFLAG[i+1]) &lt;&lt; 8)</text:p>
      <text:p text:style-name="P15"><text:s text:c="4"/>CRC = CRC ^ x</text:p>
      <text:p text:style-name="P15"><text:s text:c="4"/>y = transform (x)</text:p>
      <text:p text:style-name="P15"><text:s text:c="4"/>li.append ( y )</text:p>
      <text:p text:style-name="P15"/>
      <text:p text:style-name="P15">strout = ""</text:p>
      <text:p text:style-name="P15">for l in li:</text:p>
      <text:p text:style-name="P15"><text:s text:c="4"/>strout += hex(l &amp; 0xFF) + ", " + hex( (l &gt;&gt; 8) &amp; 0xFF) + ", "</text:p>
      <text:p text:style-name="P15"/>
      <text:p text:style-name="P15">print ("#ifndef __PYGEN_H")</text:p>
      <text:p text:style-name="P15">print ("#define __PYGEN_H\n")</text:p>
      <text:p text:style-name="P15">print ("unsigned char SFLAG[] = {"+ strout[:-2] + "};")</text:p>
      <text:p text:style-name="P15">print ("int CRC=", hex(CRC), ";")</text:p>
      <text:p text:style-name="P15">print ("#define TRANSFORM(a,pin) gf_div(gf_sub(gf_shift_multiply(gf_add(a, pin), 0xF30), 5), pin)")</text:p>
      <text:p text:style-name="P15">print ("#endif"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3">1.c</text:p>
      <text:p text:style-name="P16">#include &lt;stdio.h&gt;</text:p>
      <text:p text:style-name="P16">#include &lt;string.h&gt;</text:p>
      <text:p text:style-name="P16">#include &lt;unistd.h&gt;</text:p>
      <text:p text:style-name="P16">#include &lt;stdint.h&gt;</text:p>
      <text:p text:style-name="P16"/>
      <text:p text:style-name="P16"/>
      <text:p text:style-name="P16">#include "py_gen.h"</text:p>
      <text:p text:style-name="P16"/>
      <text:p text:style-name="P16">unsigned char DECRYPTED[sizeof(SFLAG)];</text:p>
      <text:p text:style-name="P16"/>
      <text:p text:style-name="P16">//-------------------------------Galois Field math</text:p>
      <text:p text:style-name="P16"/>
      <text:p text:style-name="P16">#define PRIM_POLY <text:s/>0x1002d</text:p>
      <text:p text:style-name="P16">#define GF_FIELD_WIDTH 16</text:p>
      <text:p text:style-name="P16"/>
      <text:p text:style-name="P16">uint32_t gf_shift_multiply (uint32_t a, uint32_t b)</text:p>
      <text:p text:style-name="P16">{</text:p>
      <text:p text:style-name="P16"><text:s text:c="4"/>uint32_t product, i, pp;</text:p>
      <text:p text:style-name="P16"><text:s text:c="4"/>pp = PRIM_POLY;</text:p>
      <text:p text:style-name="P16"><text:s text:c="4"/>product = 0;</text:p>
      <text:p text:style-name="P16"/>
      <text:p text:style-name="P16"><text:s text:c="4"/>for (i = 0; i &lt; GF_FIELD_WIDTH; i++) {</text:p>
      <text:p text:style-name="P16"><text:s text:c="8"/>if (a &amp; (1 &lt;&lt; i)) product ^= (b &lt;&lt; i);</text:p>
      <text:p text:style-name="P16"><text:s text:c="4"/>}</text:p>
      <text:p text:style-name="P16"><text:s text:c="4"/>for (i = (GF_FIELD_WIDTH*2-2); i &gt;= GF_FIELD_WIDTH; i--) {</text:p>
      <text:p text:style-name="P16"><text:s text:c="8"/>if (product &amp; (1 &lt;&lt; i)) product ^= (pp &lt;&lt; (i-GF_FIELD_WIDTH));</text:p>
      <text:p text:style-name="P16"><text:s text:c="4"/>}</text:p>
      <text:p text:style-name="P16"><text:s text:c="4"/>return product;</text:p>
      <text:p text:style-name="P16">}</text:p>
      <text:p text:style-name="P16"/>
      <text:p text:style-name="P16"/>
      <text:p text:style-name="P16">uint32_t gf_euclid (uint32_t b)</text:p>
      <text:p text:style-name="P16">{</text:p>
      <text:p text:style-name="P16"><text:s text:c="4"/>uint32_t e_i, e_im1, e_ip1;</text:p>
      <text:p text:style-name="P16"><text:s text:c="4"/>uint32_t d_i, d_im1, d_ip1;</text:p>
      <text:p text:style-name="P16"><text:s text:c="4"/>uint32_t y_i, y_im1, y_ip1;</text:p>
      <text:p text:style-name="P16"><text:s text:c="4"/>uint32_t c_i;</text:p>
      <text:p text:style-name="P16"/>
      <text:p text:style-name="P16"><text:s text:c="4"/>if (b == 0) return -1;</text:p>
      <text:p text:style-name="P16"><text:s text:c="4"/>e_im1 = PRIM_POLY;</text:p>
      <text:p text:style-name="P16"><text:s text:c="4"/>e_i = b;</text:p>
      <text:p text:style-name="P16"><text:s text:c="4"/>d_im1 = GF_FIELD_WIDTH;</text:p>
      <text:p text:style-name="P16"><text:s text:c="4"/>for (d_i = d_im1; ((1 &lt;&lt; d_i) &amp; e_i) == 0; d_i--) ;</text:p>
      <text:p text:style-name="P16"><text:s text:c="4"/>y_i = 1;</text:p>
      <text:p text:style-name="P16"><text:s text:c="4"/>y_im1 = 0;</text:p>
      <text:p text:style-name="P16"/>
      <text:p text:style-name="P16"><text:soft-page-break/><text:s text:c="4"/>while (e_i != 1) {</text:p>
      <text:p text:style-name="P16"/>
      <text:p text:style-name="P16"><text:s text:c="8"/>e_ip1 = e_im1;</text:p>
      <text:p text:style-name="P16"><text:s text:c="8"/>d_ip1 = d_im1;</text:p>
      <text:p text:style-name="P16"><text:s text:c="8"/>c_i = 0;</text:p>
      <text:p text:style-name="P16"/>
      <text:p text:style-name="P16"><text:s text:c="8"/>while (d_ip1 &gt;= d_i) {</text:p>
      <text:p text:style-name="P16"><text:s text:c="12"/>c_i ^= (1 &lt;&lt; (d_ip1 - d_i));</text:p>
      <text:p text:style-name="P16"><text:s text:c="12"/>e_ip1 ^= (e_i &lt;&lt; (d_ip1 - d_i));</text:p>
      <text:p text:style-name="P16"><text:s text:c="12"/>if (e_ip1 == 0) return 0;</text:p>
      <text:p text:style-name="P16"><text:s text:c="12"/>while ((e_ip1 &amp; (1 &lt;&lt; d_ip1)) == 0) d_ip1--;</text:p>
      <text:p text:style-name="P16"><text:s text:c="8"/>}</text:p>
      <text:p text:style-name="P16"/>
      <text:p text:style-name="P16"><text:s text:c="8"/>y_ip1 = y_im1 ^ gf_shift_multiply(c_i, y_i);</text:p>
      <text:p text:style-name="P16"><text:s text:c="8"/>y_im1 = y_i;</text:p>
      <text:p text:style-name="P16"><text:s text:c="8"/>y_i = y_ip1;</text:p>
      <text:p text:style-name="P16"/>
      <text:p text:style-name="P16"><text:s text:c="8"/>e_im1 = e_i;</text:p>
      <text:p text:style-name="P16"><text:s text:c="8"/>d_im1 = d_i;</text:p>
      <text:p text:style-name="P16"><text:s text:c="8"/>e_i = e_ip1;</text:p>
      <text:p text:style-name="P16"><text:s text:c="8"/>d_i = d_ip1;</text:p>
      <text:p text:style-name="P16"><text:s text:c="4"/>}</text:p>
      <text:p text:style-name="P16"><text:s text:c="4"/>return y_i;</text:p>
      <text:p text:style-name="P16">}</text:p>
      <text:p text:style-name="P16"/>
      <text:p text:style-name="P16">uint32_t gf_add(uint32_t a, uint32_t b)</text:p>
      <text:p text:style-name="P16">{</text:p>
      <text:p text:style-name="P16"><text:s text:c="4"/>return a ^ b;</text:p>
      <text:p text:style-name="P16">}</text:p>
      <text:p text:style-name="P16"/>
      <text:p text:style-name="P16">uint32_t gf_sub(uint32_t a, uint32_t b)</text:p>
      <text:p text:style-name="P16">{</text:p>
      <text:p text:style-name="P16"><text:s text:c="4"/>return a ^ b;</text:p>
      <text:p text:style-name="P16">}</text:p>
      <text:p text:style-name="P16"/>
      <text:p text:style-name="P16">uint32_t gf_div(uint32_t a, uint32_t b)</text:p>
      <text:p text:style-name="P16">{</text:p>
      <text:p text:style-name="P16"><text:s text:c="4"/>uint32_t bi = gf_euclid (b);</text:p>
      <text:p text:style-name="P16"><text:s text:c="4"/>return gf_shift_multiply(a, bi);</text:p>
      <text:p text:style-name="P16">}</text:p>
      <text:p text:style-name="P16"/>
      <text:p text:style-name="P16">int decrypt(char * sflag, char * decrypt, int len, uint32_t pincode)</text:p>
      <text:p text:style-name="P16">{</text:p>
      <text:p text:style-name="P16"><text:s text:c="4"/>int i;</text:p>
      <text:p text:style-name="P16"><text:s text:c="4"/>int crc = CRC;</text:p>
      <text:p text:style-name="P16"><text:s text:c="4"/>for <text:s/>(i=0; i&lt;len; i+=2)</text:p>
      <text:p text:style-name="P16"><text:s text:c="4"/>{</text:p>
      <text:p text:style-name="P16"><text:s text:c="8"/>*(uint16_t *) decrypt = TRANSFORM ( *(uint16_t *) sflag, pincode ) ;</text:p>
      <text:p text:style-name="P16"><text:s text:c="8"/>crc = crc ^ *(uint16_t *)decrypt;</text:p>
      <text:p text:style-name="P16"><text:s text:c="8"/>decrypt += 2;</text:p>
      <text:p text:style-name="P16"><text:s text:c="8"/>sflag += 2;</text:p>
      <text:p text:style-name="P16"><text:soft-page-break/><text:s text:c="4"/>}</text:p>
      <text:p text:style-name="P16"><text:s text:c="4"/>return crc;</text:p>
      <text:p text:style-name="P16">}</text:p>
      <text:p text:style-name="P16"/>
      <text:p text:style-name="P16">int main()</text:p>
      <text:p text:style-name="P16">{</text:p>
      <text:p text:style-name="P16"><text:s text:c="4"/>int i = 0;</text:p>
      <text:p text:style-name="P16"><text:s text:c="4"/>uint16_t pincode =0;</text:p>
      <text:p text:style-name="P16"><text:s text:c="4"/>int crc;</text:p>
      <text:p text:style-name="P16"/>
      <text:p text:style-name="P16"><text:s text:c="4"/>printf("Enter PIN-CODE:\n");</text:p>
      <text:p text:style-name="P16"><text:s text:c="4"/>scanf("%x",&amp;pincode);</text:p>
      <text:p text:style-name="P16"><text:s text:c="4"/>printf("Decrypting\n");</text:p>
      <text:p text:style-name="P16"><text:s text:c="4"/>for (i=0; i&lt;5; i++)</text:p>
      <text:p text:style-name="P16"><text:s text:c="4"/>{</text:p>
      <text:p text:style-name="P16"><text:s text:c="8"/>printf("+");</text:p>
      <text:p text:style-name="P16"><text:s text:c="8"/>fflush(stdout);</text:p>
      <text:p text:style-name="P16"><text:s text:c="8"/>sleep(1);</text:p>
      <text:p text:style-name="P16"><text:s text:c="4"/>}</text:p>
      <text:p text:style-name="P16"><text:s text:c="4"/>crc = decrypt(SFLAG, DECRYPTED, sizeof (SFLAG), pincode);</text:p>
      <text:p text:style-name="P16"/>
      <text:p text:style-name="P16"><text:s text:c="4"/>if (0x00 == crc)</text:p>
      <text:p text:style-name="P16"><text:s text:c="4"/>{</text:p>
      <text:p text:style-name="P16"><text:s text:c="8"/>printf("\n\nSuccess:\n %s", DECRYPTED);</text:p>
      <text:p text:style-name="P16"><text:s text:c="8"/>return 0;</text:p>
      <text:p text:style-name="P16"><text:s text:c="4"/>}</text:p>
      <text:p text:style-name="P16"><text:s text:c="4"/>else{</text:p>
      <text:p text:style-name="P16"><text:s text:c="8"/>printf("\n\nWrong PIN-CODE\n");</text:p>
      <text:p text:style-name="P16"><text:s text:c="8"/>return -1;</text:p>
      <text:p text:style-name="P16"><text:s text:c="4"/>}</text:p>
      <text:p text:style-name="P16">}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M Mono 12" svg:font-family="'LM Mono 12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loext:contextual-spacing="false" fo:line-height="100%" fo:text-align="start" style:justify-single-word="false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2:39:09.017998259</meta:creation-date>
    <dc:date>2021-10-12T12:10:35.505013896</dc:date>
    <meta:editing-duration>PT2H41M54S</meta:editing-duration>
    <meta:editing-cycles>49</meta:editing-cycles>
    <meta:generator>LibreOffice/6.1.5.2$Linux_X86_64 LibreOffice_project/10$Build-2</meta:generator>
    <meta:document-statistic meta:table-count="0" meta:image-count="0" meta:object-count="0" meta:page-count="6" meta:paragraph-count="217" meta:word-count="798" meta:character-count="8788" meta:non-whitespace-character-count="4203"/>
  </office:meta>
</office:document-meta>
</file>